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6pt" style:font-size-asian="26pt" style:font-size-complex="26pt"/>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text-properties fo:font-style="normal" style:font-style-asian="normal" style:font-style-complex="normal"/>
    </style:style>
    <style:style style:name="P4" style:family="paragraph" style:parent-style-name="Standard">
      <style:paragraph-properties fo:text-align="start" style:justify-single-word="false"/>
      <style:text-properties fo:font-style="normal" style:font-style-asian="normal" style:font-style-complex="normal"/>
    </style:style>
    <style:style style:name="P5" style:family="paragraph" style:parent-style-name="Standard">
      <style:paragraph-properties fo:text-align="end" style:justify-single-word="false"/>
      <style:text-properties fo:font-style="normal" style:font-style-asian="normal" style:font-style-complex="normal"/>
    </style:style>
    <style:style style:name="P6" style:family="paragraph" style:parent-style-name="Standard">
      <style:text-properties fo:font-size="12pt" fo:font-style="italic" style:font-size-asian="12pt" style:font-style-asian="italic"/>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2pt" fo:font-style="italic" style:font-size-asian="12pt" style:font-style-asian="italic"/>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style:font-style-asian="normal" style:font-style-complex="normal"/>
    </style:style>
    <style:style style:name="P11" style:family="paragraph" style:parent-style-name="Text_20_body" style:list-style-name="L1">
      <style:text-properties fo:font-style="italic" style:font-style-asian="italic" style:font-style-complex="italic"/>
    </style:style>
    <style:style style:name="P12" style:family="paragraph" style:parent-style-name="Text_20_body" style:list-style-name="L2">
      <style:text-properties fo:font-style="normal" fo:font-weight="normal" style:font-style-asian="normal" style:font-weight-asian="normal" style:font-style-complex="normal" style:font-weight-complex="normal"/>
    </style:style>
    <style:style style:name="P13" style:family="paragraph" style:parent-style-name="Heading_20_1">
      <style:text-properties fo:font-style="normal" fo:font-weight="normal" style:font-style-asian="normal" style:font-weight-asian="normal" style:font-style-complex="normal" style:font-weight-complex="normal"/>
    </style:style>
    <style:style style:name="P14" style:family="paragraph" style:parent-style-name="Heading_20_1">
      <style:paragraph-properties fo:break-before="page"/>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Concept Document</text:p>
      <text:p text:style-name="P1"/>
      <text:p text:style-name="P2">Supervillan Conquest Rectal Explosion Extreme</text:p>
      <text:p text:style-name="P2"/>
      <text:p text:style-name="P2"/>
      <text:p text:style-name="P3">Created by:</text:p>
      <text:p text:style-name="P3"/>
      <text:p text:style-name="P3">Steven Streeper</text:p>
      <text:p text:style-name="P2">Lead Designer</text:p>
      <text:p text:style-name="P2"/>
      <text:p text:style-name="P3">Daniel Scroggins</text:p>
      <text:p text:style-name="P2">Lead Programmer</text:p>
      <text:p text:style-name="P2"/>
      <text:p text:style-name="P3">Will Rauddi</text:p>
      <text:p text:style-name="P2">Assistant Programmer</text:p>
      <text:p text:style-name="P2"/>
      <text:p text:style-name="P3">Randall Bezant</text:p>
      <text:p text:style-name="P2">Lead Artist</text:p>
      <text:p text:style-name="P2"/>
      <text:p text:style-name="P4">Coming to a PC near you Late April! </text:p>
      <text:p text:style-name="P4"/>
      <text:p text:style-name="P5">This game will be rated E for Everyone</text:p>
      <text:p text:style-name="P4">Target audience will be 10-35.</text:p>
      <text:p text:style-name="P4"/>
      <text:p text:style-name="P3"/>
      <text:h text:style-name="P14" text:outline-level="1">1.0 Game Story</text:h>
      <text:p text:style-name="Text_20_body"><text:tab/><text:span text:style-name="T1">“</text:span><text:span text:style-name="T2">In a future where all the supervillans of the universe had wised up and stopped creating excessively long monologues and harebrained schemes, all superheroes faced unanimous defeat. In a last desperate maneuver, the remaining superheroes put all their hopes on one final plan, called “Operation New Light” </text:span></text:p>
      <text:p text:style-name="P6">It failed. It was all Carl's fault. Carl ruins everything.</text:p>
      <text:p text:style-name="P8">Now that the supervillain alliance, (SuVA) have at last taken over the universe and evil rules supreme, the supervillains now face their biggest enemy yet: BOREDOM. Out of a lack of anything else to do, fights have broken out over who gets to control which sectors, and villains have fallen back into old habits. Although the fight against spandex has been won, the war on who gets what with the spoils has only begun!”</text:p>
      <text:h text:style-name="Heading_20_1" text:outline-level="1">1.1 Gameplay</text:h>
      <text:p text:style-name="P7">SCREE <text:span text:style-name="T3">is a real-time 2D area control shooter. Matches are always 1v1 and are played on circular planets that float in a 2D plane. At the start of the match, a player has a tank and a set amount of resources that they can use to fire objects from their tank. There are two projectiles that can be fired from the tank: </text:span><text:span text:style-name="T4">Buildings </text:span><text:span text:style-name="T5">and </text:span><text:span text:style-name="T4">Weapons</text:span><text:span text:style-name="T5">. </text:span></text:p>
      <text:list xml:id="list4369592311" text:style-name="L1">
        <text:list-item>
          <text:p text:style-name="P11"><text:span text:style-name="T5">Buildings can't be fired very far, but when they land on a planet they take different effects depending on what building they are. See </text:span><text:span text:style-name="T4">Buildings </text:span><text:span text:style-name="T5">for more information.</text:span></text:p>
        </text:list-item>
        <text:list-item>
          <text:p text:style-name="P11"><text:span text:style-name="T5">Weapons are the main way that players damage each other. There are many types of weapons that achieve many specific effects, but they all originate from either the Tank or a building the player created. See </text:span><text:span text:style-name="T4">Weapons </text:span><text:span text:style-name="T5">for more information.</text:span></text:p>
        </text:list-item>
      </text:list>
      <text:p text:style-name="P7"><text:span text:style-name="T5">The number of things that a player can do every second is regulated by the amount of </text:span><text:span text:style-name="T4">CryPower </text:span><text:span text:style-name="T5">the player has. Every second that goes by increases the player's CryPower by a set amount, and this amount can be increased by deploying certain </text:span><text:span text:style-name="T4">Buildings </text:span><text:span text:style-name="T5">that increase CryPower accumulation.</text:span></text:p>
      <text:p text:style-name="P9"><text:tab/>The game is won by destroying every building that is owned by the opposing player. </text:p>
      <text:p text:style-name="P9"/>
      <text:h text:style-name="P13" text:outline-level="1">8.? Buildings</text:h>
      <text:p text:style-name="P9"><text:tab/>The Buildings in SCREE are incredibly important. Losing them all causes a player to lose the game. Buildings can also provide many utilitarian services. Buildings cannot be upgraded, but some, (for example, the booster) can have their effect greatly increased if more of the same kind of building is placed nearby.</text:p>
      <text:p text:style-name="P9"><text:tab/></text:p>
      <text:list xml:id="list1394586909" text:style-name="L2">
        <text:list-item>
          <text:p text:style-name="P12">Turrets</text:p>
          <text:p text:style-name="P12">The most self-explanitory of buildings, turrets allow the player to fire missiles from them. Turrets are limited, however in that they can only fire low, medium, and high powered missiles, and cannot deploy special weapons such as bombs, napalm, and so on. Turrets can fire </text:p>
        </text:list-item>
        <text:list-item>
          <text:p text:style-name="P12">Automatic turrets</text:p>
          <text:p text:style-name="P12">More expensive and weaker than regular turrets, automatic turrets have the advantage of <text:soft-page-break/>automatically firing upon anything </text:p>
        </text:list-item>
        <text:list-item>
          <text:p text:style-name="P12">Repulsors</text:p>
          <text:list>
            <text:list-item>
              <text:p text:style-name="P12">Repulsors induce a negitave-gravity around them, flinging everything within it's range away. They are good at protecting strategic points</text:p>
            </text:list-item>
          </text:list>
        </text:list-item>
        <text:list-item>
          <text:p text:style-name="P12">Boosters</text:p>
          <text:list>
            <text:list-item>
              <text:p text:style-name="P12">Boosters are planet-moving buildings that, when activated, attempt to move the planet that they are attached to. The direction that they boost in is fixed.</text:p>
            </text:list-item>
          </text:list>
        </text:list-item>
      </text:list>
      <text:p text:style-name="P2"/>
      <text:p text:style-name="P2">TODO:</text:p>
      <text:p text:style-name="P3">Define AI behavior</text:p>
      <text:p text:style-name="P3"/>
      <text:p text:style-name="P3"/>
      <text:p text:style-name="P3">100 hours of technical labor</text:p>
      <text:p text:style-name="P3"/>
      <text:p text:style-name="P3">UI art assets are the most important.</text:p>
      <text:p text:style-name="P3">Then objects: Tanks, weapons buildings.</text:p>
      <text:p text:style-name="P3"/>
      <text:p text:style-name="P3">The GDD must have weights &amp; health for everything.</text:p>
      <text:p text:style-name="P3">Weapons will have impulse, range, health, damage, type.</text:p>
      <text:p text:style-name="P3"/>
      <text:p text:style-name="P3">Spaceships?</text:p>
      <text:p text:style-name="P3">Grappling hook</text:p>
      <text:p text:style-name="P3">Other kinds of planets? Gas plane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Streeper</meta:initial-creator>
    <meta:creation-date>2013-02-13T11:33:36</meta:creation-date>
    <dc:date>2013-02-20T13:49:24</dc:date>
    <dc:creator>Steven Streeper</dc:creator>
    <meta:editing-duration>PT7H26M47S</meta:editing-duration>
    <meta:editing-cycles>6</meta:editing-cycles>
    <meta:generator>LibreOffice/3.4$Linux LibreOffice_project/340m1$Build-402</meta:generator>
    <meta:document-statistic meta:table-count="0" meta:image-count="0" meta:object-count="0" meta:page-count="3" meta:paragraph-count="45" meta:word-count="600" meta:character-count="3581" meta:non-whitespace-character-count="3024"/>
  </office:meta>
</office:document-meta>
</file>